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ca8e4" officeooo:paragraph-rsid="000ca8e4"/>
    </style:style>
    <style:style style:name="P2" style:family="paragraph" style:parent-style-name="Standard">
      <style:paragraph-properties fo:line-height="200%" fo:text-align="center" style:justify-single-word="false" fo:text-indent="0.5in" style:auto-text-indent="true"/>
      <style:text-properties fo:font-style="italic" officeooo:rsid="000ca8e4" officeooo:paragraph-rsid="000ca8e4" style:font-style-asian="italic" style:font-style-complex="italic"/>
    </style:style>
    <style:style style:name="P3"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ca8e4" officeooo:paragraph-rsid="000ca8e4" style:font-weight-asian="bold" style:font-weight-complex="bold"/>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ca8e4" officeooo:paragraph-rsid="000ca8e4" style:font-weight-asian="normal" style:font-weight-complex="normal"/>
    </style:style>
    <style:style style:name="P5" style:family="paragraph" style:parent-style-name="Standard">
      <style:paragraph-properties fo:line-height="200%" fo:text-align="start" style:justify-single-word="false" fo:text-indent="0.5in" style:auto-text-indent="true"/>
      <style:text-properties style:text-underline-style="none" fo:font-weight="normal" officeooo:rsid="000dc25f" officeooo:paragraph-rsid="000dc25f" style:font-weight-asian="normal" style:font-weight-complex="normal"/>
    </style:style>
    <style:style style:name="P6"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f3cd7" officeooo:paragraph-rsid="000f3cd7" style:font-weight-asian="bold" style:font-weight-complex="bold"/>
    </style:style>
    <style:style style:name="P7" style:family="paragraph" style:parent-style-name="Standard">
      <style:paragraph-properties fo:line-height="200%" fo:text-align="start" style:justify-single-word="false" fo:text-indent="0.5in" style:auto-text-indent="true"/>
      <style:text-properties style:text-underline-style="none" fo:font-weight="normal" officeooo:rsid="000f3cd7" officeooo:paragraph-rsid="000f3cd7" style:font-weight-asian="normal" style:font-weight-complex="normal"/>
    </style:style>
    <style:style style:name="P8" style:family="paragraph" style:parent-style-name="Standard">
      <style:paragraph-properties fo:line-height="200%" fo:text-align="start" style:justify-single-word="false" fo:text-indent="0.5in" style:auto-text-indent="true"/>
      <style:text-properties style:text-underline-style="none" fo:font-weight="normal" officeooo:rsid="0011085a" officeooo:paragraph-rsid="0011085a" style:font-weight-asian="normal" style:font-weight-complex="normal"/>
    </style:style>
    <style:style style:name="P9"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1085a" officeooo:paragraph-rsid="0011085a" style:font-weight-asian="bold" style:font-weight-complex="bold"/>
    </style:style>
    <style:style style:name="P10"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2a45b" officeooo:paragraph-rsid="0012a45b" style:font-weight-asian="bold" style:font-weight-complex="bold"/>
    </style:style>
    <style:style style:name="P11" style:family="paragraph" style:parent-style-name="Standard">
      <style:paragraph-properties fo:line-height="200%" fo:text-align="start" style:justify-single-word="false" fo:text-indent="0.5in" style:auto-text-indent="true"/>
      <style:text-properties style:text-underline-style="none" fo:font-weight="normal" officeooo:rsid="0012a45b" officeooo:paragraph-rsid="0012a45b" style:font-weight-asian="normal" style:font-weight-complex="normal"/>
    </style:style>
    <style:style style:name="T1" style:family="text">
      <style:text-properties officeooo:rsid="000dc25f"/>
    </style:style>
    <style:style style:name="T2" style:family="text">
      <style:text-properties officeooo:rsid="000f3cd7"/>
    </style:style>
    <style:style style:name="T3" style:family="text">
      <style:text-properties officeooo:rsid="0011085a"/>
    </style:style>
    <style:style style:name="T4" style:family="text">
      <style:text-properties officeooo:rsid="0012a4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21-30 – Higher than Your Thoughts</text:p>
      <text:p text:style-name="P1">“Start by Reading Isaiah 55:8-9”</text:p>
      <text:p text:style-name="P2">8 For my thoughts are not your thoughts, neither are your ways my ways, saith the Lord. 9 For as the heavens are higher than the earth, so are my ways higher than your ways, and my thoughts than your thoughts.</text:p>
      <text:p text:style-name="P3">Preface:</text:p>
      <text:p text:style-name="P4"><text:tab/>Thus far in our sermon series on the Sermon on the Mount, we have discussed how each of the beatitudes build upon the last one, and that without the beatitudes you cannot possibly be able to be the light of the world or the salt of the earth. We discussed how Jesus is the fulfillment of the Law and the Prophets and that the Law never went away, but it was fulfilled by Jesus with His death on the cross. This week we look to how what we think we know when we read words are not the standard to which things are judged by God. <text:span text:style-name="T1">So in essence there is the letter of the law and then the Spirit of the Law. As we see in </text:span></text:p>
      <text:p text:style-name="P3">Vs. 21-22 – <text:span text:style-name="T2">Anger without Cause</text:span></text:p>
      <text:p text:style-name="P4"><text:tab/>A. Exodus 20:13 - “Thou Shalt Not Murder”. Its one of the first commandments that deals with a relationship between human and human. The first <text:span text:style-name="T1">4 Commandments</text:span> <text:s/>deal with a vertical relationship between man and God. The last <text:span text:style-name="T1">6 deal with horizontal relationships, ie. human to human.</text:span></text:p>
      <text:p text:style-name="P4"><text:tab/><text:span text:style-name="T1">B. It is a basic command that for most of the population and most religions would agree upon, and most countries have laws against, however the true meaning lies deeper.</text:span></text:p>
      <text:p text:style-name="P4"><text:span text:style-name="T1"><text:tab/>C. In verse 22 we see the standard to which we are to live. We see that even getting angry is a sin, and then acting upon that anger with just words results in life outside Heaven.</text:span></text:p>
      <text:p text:style-name="P4"><text:span text:style-name="T1"><text:tab/>D. The term Raca in verse two was an Aramaic insult meaning empty-headed. It means someone is stupid or inferior. It was very offensive in Jesus’ time.</text:span></text:p>
      <text:p text:style-name="P4"><text:tab/><text:span text:style-name="T1">E. It is important to understand that it is ok to be angry, it is human nature to get angry. Christ got angry, Mk. 3:4, Mk. 10:14-16, Temple Cleansing(Matt. 21, John 2, Mk 11, and Luke 21)</text:span></text:p>
      <text:p text:style-name="P5"><text:soft-page-break/><text:tab/>F. The difference is being angry without cause. <text:span text:style-name="T2">It is an anger that is not stemmed from anything.</text:span></text:p>
      <text:p text:style-name="P6">Vs. 23-24 – Leave Your Gift</text:p>
      <text:p text:style-name="P7"><text:tab/>A. Leaving your gift at the alter if someone has something against you. This is pretty straightforward. If you have offended or hurt someone and they have that against you. Go apologize.</text:p>
      <text:p text:style-name="P7"><text:tab/>B. Being humble enough to admit when you are wrong and apologizing for offending someone is a sign that you are maturing. Admitting that you hurt another Christian and causing a rift is a sign that you are growing spiritually.</text:p>
      <text:p text:style-name="P7"><text:tab/>C. Now if you have something against someone else. The answer is simple, Jesus tells us to forgive them. We are shown by Jesus in Luke 23:34 “Father forgive them for they know not that they do”. <text:s/>In Ephesians 4:32 it says “32 Be kind and compassionate to one another, forgiving each other, just as in Christ God forgave you.”</text:p>
      <text:p text:style-name="P6">Vs. 25-26 – Settlement</text:p>
      <text:p text:style-name="P7"><text:tab/>A. Like in civilizations of old the court system was used to exert revenge upon people. <text:span text:style-name="T3">We see court cases go on for frivolous things in our society, but Jesus was speaking of all matter of things. He was pointing to Christians suing other Christians, or his followers suing each other.</text:span></text:p>
      <text:p text:style-name="P7"><text:tab/><text:span text:style-name="T3">B. In Biblical times getting sued was a big deal, as it is today, but the consequences were far worse. If you got sued for not paying your bills or owing someone money you were jailed until the debt was paid either by servitude or your family paid the fine. </text:span></text:p>
      <text:p text:style-name="P7"><text:span text:style-name="T3">C. Jesus was telling His followers to make amends before you even get to the judge. For us today, we are clearly not to sue one another if both parties are Christians. We are to have discussions between Christians and not involve the people of the world.</text:span></text:p>
      <text:p text:style-name="P8">D. One of the biggest criticisms that the world has against Christians is our apparent inability to get along with one another, again if it involves the church or people of the church keep it in the church and deal with it accordingly. Do not give the world and Satan an excuse to tear us apart.</text:p>
      <text:p text:style-name="P8"/>
      <text:p text:style-name="P9"><text:soft-page-break/>Vs. 27-28 – Adultery</text:p>
      <text:p text:style-name="P8"><text:tab/>A. Again Jesus points to the Old Testament for the letter of the law that is Exodus 20:14 “Thou Shalt Not Commit Adultery”. Again straightforward do not cheat on your spouse. Simple easy, but it is not the letter that God judges by it is the spirit of the law that is judged.</text:p>
      <text:p text:style-name="P8"><text:tab/>B. Men and women here today, how many of us have looked at a person of the opposite sex lustfully? All of us. Lets be honest. Jesus was teaching us that no matter how hard we try to keep the law and commandments we cannot. </text:p>
      <text:p text:style-name="P8"><text:tab/>C. We have all thought about someone lustfully, and we have all dwelt on that thought, however that does not mean to go ahead and do it because you already sinned. When someone breaks the letter of the law, you not only involve yourself in the sin but others and that is definitely worse.</text:p>
      <text:p text:style-name="P8"><text:tab/>D. Adultery is common in our society today as it seems there are not many repercussions. In Ohio we have a no fault law so if someone commits adultery and there is a divorce they can get off scott free. It was not like that in Biblical times. It was an offense that could lead to death.</text:p>
      <text:p text:style-name="P9">Vs. 29-30 – Cut It Off</text:p>
      <text:p text:style-name="P8"><text:tab/>A. Jesus was not saying to mutilate yourselves. He was not condoning crippling oneself because of sin. He was saying <text:span text:style-name="T4">take sin that seriously. Sometimes we need radical actions to get ourselves out of sinful situations. </text:span></text:p>
      <text:p text:style-name="P8"><text:tab/><text:span text:style-name="T4">B. We need to take sin as seriously as God takes it. We have a tendency as humans to minimize sins and think just because we are forgiven that it is alright. It is not alright to knowingly sin, if we are consistently putting ourselves in those situations sometimes a serious change needs to happen with us. </text:span></text:p>
      <text:p text:style-name="P8"><text:span text:style-name="T4">C. Obviously Jesus was showing the severity of what our sin has upon us in relationship with God.</text:span></text:p>
      <text:p text:style-name="P10">Closing</text:p>
      <text:p text:style-name="P11"><text:tab/>We are shown by Jesus again that somethings are not what they seem on the surface. Although we are to not to break the 10 commandment outwardly, breaking them inwardly or spiritually is just as bad. Jesus knows we break those and He forgives us anyway. God knew that we could not keep the law, <text:soft-page-break/>so He sent His son to be the sacrifice that the law commands. Jesus’ teaching during the sermon on the mount shows us that without Him we are hopeless and cannot save ourselves. It is only through His blood that salvation occu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15:08:21.691898015</meta:creation-date>
    <dc:title>default</dc:title>
    <meta:editing-duration>PT11M48S</meta:editing-duration>
    <meta:editing-cycles>2</meta:editing-cycles>
    <meta:generator>LibreOffice/25.8.3.1$Linux_X86_64 LibreOffice_project/580$Build-1</meta:generator>
    <meta:initial-creator>Christopher Lorenzo</meta:initial-creator>
    <dc:date>2026-01-24T16:06:29.401379000</dc:date>
    <dc:creator>Christopher Lorenzo</dc:creator>
    <meta:document-statistic meta:table-count="0" meta:image-count="0" meta:object-count="0" meta:page-count="4" meta:paragraph-count="32" meta:word-count="1151" meta:character-count="6172" meta:non-whitespace-character-count="5020"/>
    <meta:template xlink:type="simple" xlink:actuate="onRequest" xlink:title="default" xlink:href="../../../../../../Templates/default.ott" meta:date="2026-01-24T15:08:21.303381871"/>
  </office:meta>
</office:document-meta>
</file>